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0c90d"/>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2a225" officeooo:paragraph-rsid="0012a225"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45b37" officeooo:paragraph-rsid="00145b37"/>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12a225" officeooo:paragraph-rsid="0012a225"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10c90d"/>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10c90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text:span text:style-name="T4">Assignment 05.06 Writing Text Files</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This program determines the average amount of bottles needed to win a prize with a 1 in 5 </text:p>
        <text:p text:style-name="P9"><text:s/>* chance of winning. Asks the user to input the amount of trials that should run.</text:p>
        <text:p text:style-name="P9"><text:s/>*</text:p>
        <text:p text:style-name="P9"><text:s/>* @author Josiah K.</text:p>
        <text:p text:style-name="P9"><text:s/>* @version 11/24/19</text:p>
        <text:p text:style-name="P9"><text:s/>*/</text:p>
        <text:p text:style-name="P9">import java.io.IOException</text:p>
        <text:p text:style-name="P9">import java.io.PrintWriter</text:p>
        <text:p text:style-name="P9">import java.io.File</text:p>
        <text:p text:style-name="P9">import java.util.Scanner</text:p>
        <text:p text:style-name="P9">import java.util.Random</text:p>
        <text:p text:style-name="P9">public class BottleCapPrize </text:p>
        <text:p text:style-name="P9"/>
        <text:p text:style-name="P9"><text:s text:c="4"/>public static void main(String[] args) throws IOException </text:p>
        <text:p text:style-name="P9"/>
        <text:p text:style-name="P9"><text:s text:c="8"/>//initialize local variables and objects</text:p>
        <text:p text:style-name="P9"><text:s text:c="8"/>PrintWriter outFile = new PrintWriter(new File("WinningCaps.txt"))</text:p>
        <text:p text:style-name="P9"><text:s text:c="8"/>Scanner in = new Scanner(System.in)</text:p>
        <text:p text:style-name="P9"><text:s text:c="8"/>println("\nDetermines the average amount of bottles needed to win a prize\nwith a 1 in 5 chance based on a given amount of trials")</text:p>
        <text:p text:style-name="P9"><text:s text:c="8"/>print("\nPlease enter the number of trials: ")</text:p>
        <text:p text:style-name="P9"><text:soft-page-break/><text:s text:c="8"/>int trials = in.nextInt()</text:p>
        <text:p text:style-name="P9"><text:s text:c="8"/>int totalBottles = 0</text:p>
        <text:p text:style-name="P9"><text:s text:c="8"/>int winningCaps = 0</text:p>
        <text:p text:style-name="P9"><text:s text:c="8"/>Random randomNumList = new Random()</text:p>
        <text:p text:style-name="P9"><text:s text:c="8"/>int randomNum</text:p>
        <text:p text:style-name="P9"><text:s text:c="8"/>int totalBottlesFile = 0</text:p>
        <text:p text:style-name="P9"><text:s text:c="8"/>int sum = 0</text:p>
        <text:p text:style-name="P9"><text:s text:c="8"/>int average</text:p>
        <text:p text:style-name="P9"/>
        <text:p text:style-name="P9"/>
        <text:p text:style-name="P9"><text:s text:c="8"/>//for loop to write data to the file</text:p>
        <text:p text:style-name="P9"><text:s text:c="8"/>for (int i = 1 i &lt;= trials i++) </text:p>
        <text:p text:style-name="P9"><text:s text:c="8"/></text:p>
        <text:p text:style-name="P9"><text:s text:c="12"/>totalBottles = 0</text:p>
        <text:p text:style-name="P9"><text:s text:c="12"/>winningCaps = 0</text:p>
        <text:p text:style-name="P9"><text:s text:c="12"/>for (int winners = 0 winners &gt;= winningCaps) </text:p>
        <text:p text:style-name="P9"><text:s text:c="12"/></text:p>
        <text:p text:style-name="P9"><text:s text:c="16"/>randomNum = randomNumList.nextInt(5)</text:p>
        <text:p text:style-name="P9"><text:s text:c="16"/>randomNum += 1</text:p>
        <text:p text:style-name="P9"><text:s text:c="16"/>if (randomNum == 1) </text:p>
        <text:p text:style-name="P9"><text:s text:c="16"/></text:p>
        <text:p text:style-name="P9"><text:s text:c="20"/>winningCaps++</text:p>
        <text:p text:style-name="P9"><text:s text:c="20"/>totalBottles++</text:p>
        <text:p text:style-name="P9"><text:s text:c="16"/></text:p>
        <text:p text:style-name="P9"><text:s text:c="16"/>else </text:p>
        <text:p text:style-name="P9"><text:soft-page-break/><text:s text:c="16"/></text:p>
        <text:p text:style-name="P9"><text:s text:c="20"/>totalBottles++</text:p>
        <text:p text:style-name="P9"><text:s text:c="16"/></text:p>
        <text:p text:style-name="P9"><text:s text:c="12"/></text:p>
        <text:p text:style-name="P9"><text:s text:c="12"/>println(totalBottles)</text:p>
        <text:p text:style-name="P9"><text:s text:c="8"/></text:p>
        <text:p text:style-name="P9"/>
        <text:p text:style-name="P9"><text:s text:c="8"/>//closes output stream</text:p>
        <text:p text:style-name="P9"><text:s text:c="8"/>close()</text:p>
        <text:p text:style-name="P9"/>
        <text:p text:style-name="P9"><text:s text:c="8"/>//reads "WinningCaps.txt" and calculates average</text:p>
        <text:p text:style-name="P9"><text:s text:c="8"/>Scanner inFile = new Scanner(new File("WinningCaps.txt"))</text:p>
        <text:p text:style-name="P9"><text:s text:c="8"/>while (inFile.hasNextInt()) </text:p>
        <text:p text:style-name="P9"><text:s text:c="8"/></text:p>
        <text:p text:style-name="P9"><text:s text:c="12"/>totalBottlesFile = inFile.nextInt()</text:p>
        <text:p text:style-name="P9"><text:s text:c="12"/>sum += totalBottlesFile</text:p>
        <text:p text:style-name="P9"><text:s text:c="8"/></text:p>
        <text:p text:style-name="P9"><text:s text:c="8"/>average = sum/trials</text:p>
        <text:p text:style-name="P9"><text:s text:c="8"/>println("Average number of bottles needed for prize: " + average)</text:p>
        <text:p text:style-name="P9"/>
        <text:p text:style-name="P9"><text:s text:c="8"/>//closes input stream</text:p>
        <text:p text:style-name="P9"><text:s text:c="8"/>inFile.close()</text:p>
        <text:p text:style-name="P9"><text:s text:c="8"/>in.close()</text:p>
        <text:p text:style-name="P9"><text:s text:c="4"/></text:p>
        <text:p text:style-name="P9"/>
        <text:p text:style-name="P1"><text:soft-page-break/><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text:p>
        <text:p text:style-name="P3"><text:s/>* This program determines the average amount of bottles needed to win a prize with a 1 in 5 </text:p>
        <text:p text:style-name="P3"><text:s/>* chance of winning. Asks the user to input the amount of trials that should run.</text:p>
        <text:p text:style-name="P3"><text:s/>*</text:p>
        <text:p text:style-name="P3"><text:s/>* @author Josiah K.</text:p>
        <text:p text:style-name="P3"><text:s/>* @version 11/24/19</text:p>
        <text:p text:style-name="P3"><text:s/>*/</text:p>
        <text:p text:style-name="P3">import java.io.IOException;</text:p>
        <text:p text:style-name="P3">import java.io.PrintWriter;</text:p>
        <text:p text:style-name="P3">import java.io.File;</text:p>
        <text:p text:style-name="P3">import java.util.Scanner;</text:p>
        <text:p text:style-name="P3">import java.util.Random;</text:p>
        <text:p text:style-name="P3">public class BottleCapPrize {</text:p>
        <text:p text:style-name="P3"/>
        <text:p text:style-name="P3"><text:s text:c="4"/>public static void main(String[] args) throws IOException {</text:p>
        <text:p text:style-name="P3"/>
        <text:p text:style-name="P3"><text:s text:c="8"/>//initialize local variables and objects</text:p>
        <text:p text:style-name="P3"><text:s text:c="8"/>PrintWriter outFile = new PrintWriter(new File("WinningCaps.txt"));</text:p>
        <text:p text:style-name="P3"><text:s text:c="8"/>Scanner in = new Scanner(System.in);</text:p>
        <text:p text:style-name="P3"><text:s text:c="8"/>System.out.println("\nDetermines the average amount of bottles needed to win a prize\nwith a 1 in 5 chance based on a given amount of trials");</text:p>
        <text:p text:style-name="P3"><text:s text:c="8"/>System.out.print("\nPlease enter the number of trials: ");</text:p>
        <text:p text:style-name="P3"><text:s text:c="8"/>int trials = in.nextInt();</text:p>
        <text:p text:style-name="P3"><text:s text:c="8"/>int totalBottles = 0;</text:p>
        <text:p text:style-name="P3"><text:s text:c="8"/>int winningCaps = 0;</text:p>
        <text:p text:style-name="P3"><text:s text:c="8"/>Random randomNumList = new Random();</text:p>
        <text:p text:style-name="P3"><text:s text:c="8"/>int randomNum;</text:p>
        <text:p text:style-name="P3"><text:s text:c="8"/>int totalBottlesFile = 0;</text:p>
        <text:p text:style-name="P3"><text:s text:c="8"/>int sum = 0;</text:p>
        <text:p text:style-name="P3"><text:soft-page-break/><text:s text:c="8"/>int average;</text:p>
        <text:p text:style-name="P3"/>
        <text:p text:style-name="P3"/>
        <text:p text:style-name="P3"><text:s text:c="8"/>//for loop to write data to the file</text:p>
        <text:p text:style-name="P3"><text:s text:c="8"/>for (int i = 1; i &lt;= trials; i++) </text:p>
        <text:p text:style-name="P3"><text:s text:c="8"/>{</text:p>
        <text:p text:style-name="P3"><text:s text:c="12"/>totalBottles = 0;</text:p>
        <text:p text:style-name="P3"><text:s text:c="12"/>winningCaps = 0;</text:p>
        <text:p text:style-name="P3"><text:s text:c="12"/>for (int winners = 0; winners &gt;= winningCaps;) </text:p>
        <text:p text:style-name="P3"><text:s text:c="12"/>{</text:p>
        <text:p text:style-name="P3"><text:s text:c="16"/>randomNum = randomNumList.nextInt(5);</text:p>
        <text:p text:style-name="P3"><text:s text:c="16"/>randomNum += 1;</text:p>
        <text:p text:style-name="P3"><text:s text:c="16"/>if (randomNum == 1) </text:p>
        <text:p text:style-name="P3"><text:s text:c="16"/>{</text:p>
        <text:p text:style-name="P3"><text:s text:c="20"/>winningCaps++;</text:p>
        <text:p text:style-name="P3"><text:s text:c="20"/>totalBottles++;</text:p>
        <text:p text:style-name="P3"><text:s text:c="16"/>}</text:p>
        <text:p text:style-name="P3"><text:s text:c="16"/>else </text:p>
        <text:p text:style-name="P3"><text:s text:c="16"/>{</text:p>
        <text:p text:style-name="P3"><text:s text:c="20"/>totalBottles++;</text:p>
        <text:p text:style-name="P3"><text:s text:c="16"/>}</text:p>
        <text:p text:style-name="P3"><text:s text:c="12"/>}</text:p>
        <text:p text:style-name="P3"><text:s text:c="12"/>outFile.println(totalBottles);</text:p>
        <text:p text:style-name="P3"><text:s text:c="8"/>}</text:p>
        <text:p text:style-name="P3"/>
        <text:p text:style-name="P3"><text:s text:c="8"/>//closes output stream</text:p>
        <text:p text:style-name="P3"><text:s text:c="8"/>outFile.close();</text:p>
        <text:p text:style-name="P3"/>
        <text:p text:style-name="P3"><text:s text:c="8"/>//reads "WinningCaps.txt" and calculates average</text:p>
        <text:p text:style-name="P3"><text:s text:c="8"/>Scanner inFile = new Scanner(new File("WinningCaps.txt"));</text:p>
        <text:p text:style-name="P3"><text:s text:c="8"/>while (inFile.hasNextInt()) </text:p>
        <text:p text:style-name="P3"><text:s text:c="8"/>{</text:p>
        <text:p text:style-name="P3"><text:s text:c="12"/>totalBottlesFile = inFile.nextInt();</text:p>
        <text:p text:style-name="P3"><text:s text:c="12"/>sum += totalBottlesFile;</text:p>
        <text:p text:style-name="P3"><text:s text:c="8"/>}</text:p>
        <text:p text:style-name="P3"><text:s text:c="8"/>average = sum/trials;</text:p>
        <text:p text:style-name="P3"><text:soft-page-break/><text:s text:c="8"/>System.out.println("Average number of bottles needed for prize: " + average);</text:p>
        <text:p text:style-name="P3"/>
        <text:p text:style-name="P3"><text:s text:c="8"/>//closes input stream</text:p>
        <text:p text:style-name="P3"><text:s text:c="8"/>inFile.close();</text:p>
        <text:p text:style-name="P3"><text:s text:c="8"/>in.close();</text:p>
        <text:p text:style-name="P3"><text:s text:c="4"/>}</text:p>
        <text:p text:style-name="P3">}</text:p>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was to demonstrate the Monty Carlo method.</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ful to determine the odds of winning a prize.</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A problem I ran into was figuring out exactly what I was meant to do so I reread the instructions multiple times.</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be able to read and write to a file.</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19-11-24T19:41:55.860960266</dc:date>
    <meta:editing-cycles>9</meta:editing-cycles>
    <meta:editing-duration>PT7M20S</meta:editing-duration>
    <meta:document-statistic meta:table-count="1" meta:image-count="0" meta:object-count="0" meta:page-count="6" meta:paragraph-count="146" meta:word-count="696" meta:character-count="5508" meta:non-whitespace-character-count="3841"/>
    <meta:generator>LibreOffice/5.2.7.2$Linux_AARCH64 LibreOffice_project/20m0$Build-2</meta:generator>
    <meta:user-defined meta:name="Company">FLVS</meta:user-defined>
    <meta:user-defined meta:name="Operator">JOSIAH KOWALSKI</meta:user-defined>
  </office:meta>
</office:document-meta>
</file>